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size-complex="10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37">
      <style:text-properties fo:font-size="12pt" fo:font-weight="bold"/>
    </style:style>
    <style:style style:name="ce10" style:family="table-cell" style:parent-style-name="Default">
      <style:text-properties fo:font-size="12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ext-properties fo:font-size="12pt" fo:font-weight="bold"/>
    </style:style>
    <style:style style:name="ce14" style:family="table-cell" style:parent-style-name="Default">
      <style:text-properties fo:font-weight="bold"/>
    </style:style>
    <style:style style:name="ce15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8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Test April 2012 cluster01-10</text:p>
          </table:table-cell>
          <table:table-cell table:style-name="ce9" table:number-columns-repeated="2"/>
          <table:table-cell table:number-columns-repeated="4"/>
          <table:table-cell table:style-name="ce13"/>
          <table:table-cell table:number-columns-repeated="1014"/>
        </table:table-row>
        <table:table-row table:style-name="ro2" table:number-rows-repeated="3">
          <table:table-cell table:style-name="ce1" table:number-columns-repeated="2"/>
          <table:table-cell table:style-name="ce4"/>
          <table:table-cell table:style-name="ce10" table:number-columns-repeated="5"/>
          <table:table-cell table:style-name="ce1"/>
          <table:table-cell table:style-name="ce10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4" office:value-type="string">
            <text:p>Nodes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11" table:number-columns-repeated="2"/>
          <table:table-cell table:style-name="ce10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4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repl-async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4" office:value-type="string">
            <text:p>dist-async <text:span text:style-name="T1">RETEST !</text:span></text:p>
          </table:table-cell>
          <table:table-cell table:number-columns-repeated="6" table:style-name="ce1" office:value-type="string">
            <text:p><text:s/></text:p>
          </table:table-cell>
          <table:table-cell table:style-name="ce1" table:number-columns-repeated="1015"/>
        </table:table-row>
        <table:table-row table:style-name="ro1" table:number-rows-repeated="3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(attribute, set, vnodes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repl-sync</text:p>
          </table:table-cell>
          <table:table-cell table:style-name="ce1" office:value-type="float" office:value="29841">
            <text:p>29841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677">
            <text:p>28677</text:p>
          </table:table-cell>
          <table:table-cell table:style-name="ce1" office:value-type="float" office:value="28876">
            <text:p>28876</text:p>
          </table:table-cell>
          <table:table-cell table:style-name="ce1" office:value-type="float" office:value="28595">
            <text:p>28595</text:p>
          </table:table-cell>
          <table:table-cell table:style-name="ce1" office:value-type="float" office:value="29086">
            <text:p>2908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dist-sync</text:p>
          </table:table-cell>
          <table:table-cell table:style-name="ce1" office:value-type="float" office:value="29895">
            <text:p>29895</text:p>
          </table:table-cell>
          <table:table-cell table:style-name="ce1" office:value-type="float" office:value="27048">
            <text:p>27048</text:p>
          </table:table-cell>
          <table:table-cell table:style-name="ce1" office:value-type="float" office:value="29868">
            <text:p>29868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727">
            <text:p>28727</text:p>
          </table:table-cell>
          <table:table-cell table:style-name="ce1" office:value-type="float" office:value="29664">
            <text:p>2966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repl-async</text:p>
          </table:table-cell>
          <table:table-cell table:style-name="ce1" office:value-type="float" office:value="29976">
            <text:p>29976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29044">
            <text:p>29044</text:p>
          </table:table-cell>
          <table:table-cell table:style-name="ce1" office:value-type="float" office:value="30075">
            <text:p>30075</text:p>
          </table:table-cell>
          <table:table-cell table:style-name="ce1" office:value-type="float" office:value="29429">
            <text:p>29429</text:p>
          </table:table-cell>
          <table:table-cell table:style-name="ce1" office:value-type="float" office:value="29832">
            <text:p>2983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dist-async</text:p>
          </table:table-cell>
          <table:table-cell table:style-name="ce1" office:value-type="float" office:value="30312">
            <text:p>30312</text:p>
          </table:table-cell>
          <table:table-cell table:style-name="ce1" office:value-type="float" office:value="30175">
            <text:p>30175</text:p>
          </table:table-cell>
          <table:table-cell table:style-name="ce1" office:value-type="float" office:value="29717">
            <text:p>29717</text:p>
          </table:table-cell>
          <table:table-cell table:style-name="ce1" office:value-type="float" office:value="30066">
            <text:p>30066</text:p>
          </table:table-cell>
          <table:table-cell table:style-name="ce1" office:value-type="float" office:value="29985">
            <text:p>29985</text:p>
          </table:table-cell>
          <table:table-cell table:style-name="ce1" office:value-type="float" office:value="30506">
            <text:p>30506</text:p>
          </table:table-cell>
          <table:table-cell table:style-name="ce1" table:number-columns-repeated="1015"/>
        </table:table-row>
        <table:table-row table:style-name="ro1" table:number-rows-repeated="1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1">
          <table:table-cell table:number-columns-repeated="2"/>
          <table:table-cell table:style-name="ce3"/>
          <table:table-cell table:style-name="ce12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style-name="ce13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5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4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9" office:value-type="date" office:date-value="2008-01-17">
            <text:p>01/17/08</text:p>
          </table:table-cell>
          <table:table-cell table:style-name="ce9"/>
          <table:table-cell table:number-columns-repeated="3"/>
          <table:table-cell table:style-name="ce13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3" office:value-type="string">
            <text:p>1 node</text:p>
          </table:table-cell>
          <table:table-cell table:style-name="ce13" office:value-type="string">
            <text:p>2 nodes</text:p>
          </table:table-cell>
          <table:table-cell table:style-name="ce13" office:value-type="string">
            <text:p>4 nodes</text:p>
          </table:table-cell>
          <table:table-cell table:style-name="ce13" office:value-type="string">
            <text:p>8 nodes</text:p>
          </table:table-cell>
          <table:table-cell/>
          <table:table-cell table:style-name="ce13" office:value-type="string">
            <text:p>1 node</text:p>
          </table:table-cell>
          <table:table-cell table:style-name="ce13" office:value-type="string">
            <text:p>4 nodes</text:p>
          </table:table-cell>
          <table:table-cell table:style-name="ce13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3" table:number-columns-repeated="4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3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3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3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>
            <text:p>Reqs/sec (400 clients)</text:p>
          </table:table-cell>
          <table:table-cell table:style-name="ce12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3"/>
          <table:table-cell table:style-name="ce12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2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DEFAULT</text:p>
          </table:table-cell>
          <table:table-cell table:style-name="ce12" office:value-type="float" office:value="6303">
            <text:p>6303</text:p>
          </table:table-cell>
          <table:table-cell table:style-name="ce12" office:value-type="float" office:value="496">
            <text:p>496</text:p>
          </table:table-cell>
          <table:table-cell table:style-name="ce12" office:value-type="float" office:value="752">
            <text:p>752</text:p>
          </table:table-cell>
          <table:table-cell table:style-name="ce12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witch to ATTRIBUTE</text:p>
          </table:table-cell>
          <table:table-cell table:style-name="ce12" office:value-type="float" office:value="6730">
            <text:p>6730</text:p>
          </table:table-cell>
          <table:table-cell table:style-name="ce12" office:value-type="float" office:value="2940">
            <text:p>2940</text:p>
          </table:table-cell>
          <table:table-cell table:style-name="ce12" office:value-type="float" office:value="4315">
            <text:p>4315</text:p>
          </table:table-cell>
          <table:table-cell table:style-name="ce12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witch to ATTRIBUTE &amp; SET</text:p>
          </table:table-cell>
          <table:table-cell table:style-name="ce12" office:value-type="float" office:value="8823">
            <text:p>8823</text:p>
          </table:table-cell>
          <table:table-cell table:style-name="ce12" table:formula="of:=(9289+8560+8729+9074)/4" office:value-type="float" office:value="8913">
            <text:p>8913</text:p>
          </table:table-cell>
          <table:table-cell table:style-name="ce12" table:formula="of:=(8797+9129+9234+8928)/4" office:value-type="float" office:value="9022">
            <text:p>9022</text:p>
          </table:table-cell>
          <table:table-cell table:style-name="ce12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3" office:value-type="string">
            <text:p>DEFAULT + LOCAL</text:p>
          </table:table-cell>
          <table:table-cell table:style-name="ce12" table:formula="of:=(6728+6386)/2" office:value-type="float" office:value="6557">
            <text:p>6557</text:p>
          </table:table-cell>
          <table:table-cell table:style-name="ce12" table:formula="of:=(9440+9755+9254)/3" office:value-type="float" office:value="9483">
            <text:p>9483</text:p>
          </table:table-cell>
          <table:table-cell table:style-name="ce12" office:value-type="float" office:value="8565">
            <text:p>8565</text:p>
          </table:table-cell>
          <table:table-cell table:style-name="ce12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DEFAULT not distributable</text:p>
          </table:table-cell>
          <table:table-cell table:style-name="ce12" office:value-type="float" office:value="8964">
            <text:p>8964</text:p>
          </table:table-cell>
          <table:table-cell table:style-name="ce12" office:value-type="float" office:value="9047">
            <text:p>9047</text:p>
          </table:table-cell>
          <table:table-cell table:style-name="ce12" office:value-type="float" office:value="9021">
            <text:p>9021</text:p>
          </table:table-cell>
          <table:table-cell table:style-name="ce12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8in" svg:height="3.5744in" svg:x="0.013in" svg:y="0.072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3" office:value-type="string">
            <text:p>1 node</text:p>
          </table:table-cell>
          <table:table-cell table:style-name="ce13" office:value-type="string">
            <text:p>2 nodes</text:p>
          </table:table-cell>
          <table:table-cell table:style-name="ce13" office:value-type="string">
            <text:p>4 nodes</text:p>
          </table:table-cell>
          <table:table-cell table:style-name="ce13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9in" svg:x="0.878in" svg:y="0.1646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9in" svg:height="3.8543in" svg:x="0.063in" svg:y="0.0079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41in" svg:height="3.7039in" svg:x="0.0028in" svg:y="0.0205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83in" svg:height="3.5429in" svg:x="0.0315in" svg:y="0.0189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1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4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date" office:date-value="2008-01-17">
            <text:p>01/17/08</text:p>
          </table:table-cell>
          <table:table-cell table:style-name="ce9"/>
          <table:table-cell table:number-columns-repeated="4"/>
          <table:table-cell table:style-name="ce13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10" office:value-type="string">
            <text:p>1 node</text:p>
          </table:table-cell>
          <table:table-cell table:style-name="ce10" office:value-type="string">
            <text:p>2 nodes</text:p>
          </table:table-cell>
          <table:table-cell table:style-name="ce10" office:value-type="string">
            <text:p>4 nodes</text:p>
          </table:table-cell>
          <table:table-cell table:style-name="ce10" office:value-type="string">
            <text:p>8 nodes</text:p>
          </table:table-cell>
          <table:table-cell table:style-name="ce10" office:value-type="string">
            <text:p>10 nodes</text:p>
          </table:table-cell>
          <table:table-cell table:style-name="ce1" office:value-type="string">
            <text:p>12 nodes</text:p>
          </table:table-cell>
          <table:table-cell table:style-name="ce10" office:value-type="string">
            <text:p>14 nodes</text:p>
          </table:table-cell>
          <table:table-cell table:style-name="ce10" office:value-type="string">
            <text:p>16 nodes</text:p>
          </table:table-cell>
          <table:table-cell table:style-name="ce10"/>
          <table:table-cell table:style-name="ce1" table:number-columns-repeated="1012"/>
        </table:table-row>
        <table:table-row table:style-name="ro2">
          <table:table-cell table:number-columns-repeated="3"/>
          <table:table-cell table:style-name="ce13" table:number-columns-repeated="5"/>
          <table:table-cell/>
          <table:table-cell table:style-name="ce13"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office:value-type="string">
            <text:p>Reqs/sec (400 clients)</text:p>
          </table:table-cell>
          <table:table-cell table:style-name="ce12" table:number-columns-repeated="5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3"/>
          <table:table-cell table:style-name="ce12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2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DEFAULT</text:p>
          </table:table-cell>
          <table:table-cell table:style-name="ce12" office:value-type="float" office:value="6303">
            <text:p>6303</text:p>
          </table:table-cell>
          <table:table-cell table:style-name="ce12" office:value-type="float" office:value="496">
            <text:p>496</text:p>
          </table:table-cell>
          <table:table-cell table:style-name="ce12" office:value-type="float" office:value="752">
            <text:p>752</text:p>
          </table:table-cell>
          <table:table-cell table:style-name="ce12" office:value-type="float" office:value="1192">
            <text:p>1192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Switch to ATTRIBUTE</text:p>
          </table:table-cell>
          <table:table-cell table:style-name="ce12" office:value-type="float" office:value="6730">
            <text:p>6730</text:p>
          </table:table-cell>
          <table:table-cell table:style-name="ce12" office:value-type="float" office:value="2940">
            <text:p>2940</text:p>
          </table:table-cell>
          <table:table-cell table:style-name="ce12" office:value-type="float" office:value="4315">
            <text:p>4315</text:p>
          </table:table-cell>
          <table:table-cell table:style-name="ce12" office:value-type="float" office:value="5399">
            <text:p>5399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Switch to ATTRIBUTE &amp; SET</text:p>
          </table:table-cell>
          <table:table-cell table:style-name="ce12" office:value-type="float" office:value="8823">
            <text:p>8823</text:p>
          </table:table-cell>
          <table:table-cell table:style-name="ce12" table:formula="of:=(9289+8560+8729+9074)/4" office:value-type="float" office:value="8913">
            <text:p>8913</text:p>
          </table:table-cell>
          <table:table-cell table:style-name="ce12" table:formula="of:=(8797+9129+9234+8928)/4" office:value-type="float" office:value="9022">
            <text:p>9022</text:p>
          </table:table-cell>
          <table:table-cell table:style-name="ce12" office:value-type="float" office:value="8646">
            <text:p>8646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DEFAULT + LOCAL</text:p>
          </table:table-cell>
          <table:table-cell table:style-name="ce12" table:formula="of:=(6728+6386)/2" office:value-type="float" office:value="6557">
            <text:p>6557</text:p>
          </table:table-cell>
          <table:table-cell table:style-name="ce12" table:formula="of:=(9440+9755+9254)/3" office:value-type="float" office:value="9483">
            <text:p>9483</text:p>
          </table:table-cell>
          <table:table-cell table:style-name="ce12" office:value-type="float" office:value="8565">
            <text:p>8565</text:p>
          </table:table-cell>
          <table:table-cell table:style-name="ce12" table:formula="of:=(8734+8962)/2" office:value-type="float" office:value="8848">
            <text:p>8848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DEFAULT not distributable</text:p>
          </table:table-cell>
          <table:table-cell table:style-name="ce12" office:value-type="float" office:value="8964">
            <text:p>8964</text:p>
          </table:table-cell>
          <table:table-cell table:style-name="ce12" office:value-type="float" office:value="9047">
            <text:p>9047</text:p>
          </table:table-cell>
          <table:table-cell table:style-name="ce12" office:value-type="float" office:value="9021">
            <text:p>9021</text:p>
          </table:table-cell>
          <table:table-cell table:style-name="ce12" office:value-type="float" office:value="9037">
            <text:p>9037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7"/>
          <table:table-cell>
            <draw:frame table:end-cell-address="'2012'.Q89" table:end-x="0.1205in" table:end-y="0.1031in" draw:z-index="0" draw:style-name="gr1" svg:width="5.4484in" svg:height="3.5744in" svg:x="0.0126in" svg:y="0.072in">
              <draw:object draw:notify-on-update-of-ranges="'2012'.D73:'2012'.G73 '2012'.C74:'2012'.C74 '2012'.D74:'2012'.G74 '2012'.C75:'2012'.C75 '2012'.D75:'2012'.G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3" office:value-type="string">
            <text:p>1 node</text:p>
          </table:table-cell>
          <table:table-cell table:style-name="ce13" office:value-type="string">
            <text:p>2 nodes</text:p>
          </table:table-cell>
          <table:table-cell table:style-name="ce13" office:value-type="string">
            <text:p>4 nodes</text:p>
          </table:table-cell>
          <table:table-cell table:style-name="ce13" office:value-type="string">
            <text:p>8 nodes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2012'.Q115" table:end-x="0.0894in" table:end-y="0.0193in" draw:z-index="1" draw:style-name="gr1" svg:width="5.4441in" svg:height="3.9189in" svg:x="0.8783in" svg:y="0.1646in">
              <draw:object draw:notify-on-update-of-ranges="'2012'.D94:'2012'.G94 '2012'.C95:'2012'.C95 '2012'.D95:'2012'.G95 '2012'.C96:'2012'.C96 '2012'.D96:'2012'.G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101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7"/>
          <table:table-cell>
            <draw:frame table:end-cell-address="'2012'.Q138" table:end-x="0.3614in" table:end-y="0.1673in" draw:z-index="2" draw:style-name="gr1" svg:width="5.6394in" svg:height="3.8543in" svg:x="0.0626in" svg:y="0.0079in">
              <draw:object draw:notify-on-update-of-ranges="'2012'.D120:'2012'.G120 '2012'.C121:'2012'.C121 '2012'.D121:'2012'.G121 '2012'.C122:'2012'.C122 '2012'.D122:'2012'.G122 '2012'.C123:'2012'.C123 '2012'.D123:'2012'.G1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1021"/>
        </table:table-row>
        <table:table-row table:style-name="ro1">
          <table:table-cell table:number-columns-repeated="10"/>
          <table:table-cell>
            <draw:frame table:end-cell-address="'2012'.Q163" table:end-x="0.0063in" table:end-y="0.0295in" draw:z-index="3" draw:style-name="gr1" svg:width="5.3445in" svg:height="3.7039in" svg:x="0.0024in" svg:y="0.0205in">
              <draw:object draw:notify-on-update-of-ranges="'2012'.D144:'2012'.G144 '2012'.C145:'2012'.C145 '2012'.D145:'2012'.G145 '2012'.C146:'2012'.C146 '2012'.D146:'2012'.G146 '2012'.C147:'2012'.C147 '2012'.D147:'2012'.G14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2012'.Q186" table:end-x="0.0268in" table:end-y="0.0209in" draw:z-index="4" draw:style-name="gr1" svg:width="5.3709in" svg:height="3.6764in" svg:x="0.889in" svg:y="0.039in">
              <draw:object draw:notify-on-update-of-ranges="'2012'.D167:'2012'.G167 '2012'.C168:'2012'.C168 '2012'.D168:'2012'.G168 '2012'.C169:'2012'.C169 '2012'.D169:'2012'.G169 '2012'.C170:'2012'.C170 '2012'.D170:'2012'.G170 '2012'.C171:'2012'.C171 '2012'.D171:'2012'.G17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3"/>
          <table:table-cell>
            <draw:frame table:end-cell-address="'2012'.Q208" table:end-x="0.3193in" table:end-y="0.052in" draw:z-index="5" draw:style-name="gr1" svg:width="5.6287in" svg:height="3.5429in" svg:x="0.0311in" svg:y="0.0189in">
              <draw:object draw:notify-on-update-of-ranges="'2012'.D189:'2012'.G189 '2012'.C190:'2012'.C190 '2012'.D190:'2012'.G190 '2012'.C191:'2012'.C191 '2012'.D191:'2012'.G191 '2012'.C192:'2012'.C192 '2012'.D192:'2012'.G192 '2012'.C193:'2012'.C193 '2012'.D193:'2012'.G1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1017"/>
        </table:table-row>
        <table:table-row table:style-name="ro1" table:number-rows-repeated="65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6T15:29:06</dc:date>
    <meta:editing-cycles>119</meta:editing-cycles>
    <meta:editing-duration>P6DT10H5M5S</meta:editing-duration>
    <dc:creator>Bela Ban</dc:creator>
    <meta:document-statistic meta:table-count="3" meta:cell-count="641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4cm" svg:height="9.08cm" xlink:href=".." xlink:type="simple" chart:class="chart:line" chart:style-name="ch1">
        <chart:title svg:x="3.171cm" svg:y="0.186cm" chart:style-name="ch2">
          <text:p>Performance Before Optimization</text:p>
        </chart:title>
        <chart:subtitle svg:x="4.865cm" svg:y="1.016cm" chart:style-name="ch3">
          <text:p>(400 concurrent clients)</text:p>
        </chart:subtitle>
        <chart:legend chart:legend-position="end" svg:x="8.924cm" svg:y="3.723cm" style:legend-expansion="high" chart:style-name="ch4"/>
        <chart:plot-area chart:style-name="ch5" table:cell-range-address="'2012'.C73:'2012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5cm" svg:y="8.237cm" chart:style-name="ch7">
              <text:p>Cluster Size</text:p>
            </chart:title>
            <chart:categories table:cell-range-address="'2012'.D73:'2012'.G73"/>
          </chart:axis>
          <chart:axis chart:dimension="y" chart:name="primary-y" chart:style-name="ch8">
            <chart:title svg:x="0.277cm" svg:y="6.70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74:'2012'.G74" chart:label-cell-address="'2012'.C74:'2012'.C74" chart:class="chart:line">
            <chart:data-point chart:repeated="4"/>
          </chart:series>
          <chart:series chart:style-name="ch12" chart:values-cell-range-address="'2012'.D75:'2012'.G75" chart:label-cell-address="'2012'.C75:'2012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73:'2012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12'.C74:'2012'.C74</svg:desc>
                </draw:g>
              </table:table-cell>
              <table:table-cell office:value-type="float" office:value="6303">
                <text:p>6303</text:p>
                <draw:g>
                  <svg:desc>'2012'.D74:'2012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12'.C75:'2012'.C75</svg:desc>
                </draw:g>
              </table:table-cell>
              <table:table-cell office:value-type="float" office:value="8964">
                <text:p>8964</text:p>
                <draw:g>
                  <svg:desc>'2012'.D75:'2012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409cm" xlink:href=".." xlink:type="simple" chart:class="chart:line" chart:style-name="ch1">
        <chart:title svg:x="4.936cm" svg:y="0.191cm" chart:style-name="ch2">
          <text:p>Buddy Replication</text:p>
        </chart:title>
        <chart:subtitle svg:x="0.456cm" svg:y="0.933cm" chart:style-name="ch3">
          <text:p>(400 concurrent clients, ATTRIBUTE, SET_AND_NON_PRIMITIVE_GET)</text:p>
        </chart:subtitle>
        <chart:legend chart:legend-position="end" svg:x="10.754cm" svg:y="3.98cm" style:legend-expansion="high" chart:style-name="ch4"/>
        <chart:plot-area chart:style-name="ch5" table:cell-range-address="'2008'.C144:'2008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8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cm" chart:style-name="ch2">
          <text:p>TCP vs. UDP</text:p>
        </chart:title>
        <chart:subtitle svg:x="0.485cm" svg:y="0.931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8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5cm" svg:y="6.50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7cm" svg:height="9cm" xlink:href=".." xlink:type="simple" chart:class="chart:line" chart:style-name="ch1">
        <chart:title svg:x="5.019cm" svg:y="0.183cm" chart:style-name="ch2">
          <text:p>Cost of REPL_SYNC</text:p>
        </chart:title>
        <chart:subtitle svg:x="0.87cm" svg:y="0.916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08'.C189:'2008'.G193" chart:data-source-has-labels="both" svg:x="1.126cm" svg:y="1.607cm" svg:width="9.142cm" svg:height="6.184cm">
          <chartooo:coordinate-region svg:x="2.258cm" svg:y="1.763cm" svg:width="7.918cm" svg:height="5.467cm"/>
          <chart:axis chart:dimension="x" chart:name="primary-x" chart:style-name="ch6" chartooo:axis-type="text">
            <chart:title svg:x="4.692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cm" svg:y="0.201cm" chart:style-name="ch2">
          <text:p>Optimization of Replication Granularity</text:p>
        </chart:title>
        <chart:subtitle svg:x="1.774cm" svg:y="0.955cm" chart:style-name="ch3">
          <text:p>(400 concurrent clients, SET_AND_NON_PRIMITIVE_GET)</text:p>
        </chart:subtitle>
        <chart:legend chart:legend-position="end" svg:x="10.183cm" svg:y="4.457cm" style:legend-expansion="high" chart:style-name="ch4"/>
        <chart:plot-area chart:style-name="ch5" table:cell-range-address="'2012'.C94:'2012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48cm" chart:style-name="ch7">
              <text:p>Cluster Size</text:p>
            </chart:title>
            <chart:categories table:cell-range-address="'2012'.D94:'2012'.G94"/>
          </chart:axis>
          <chart:axis chart:dimension="y" chart:name="primary-y" chart:style-name="ch8">
            <chart:title svg:x="0.278cm" svg:y="6.82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95:'2012'.G95" chart:label-cell-address="'2012'.C95:'2012'.C95" chart:class="chart:line">
            <chart:data-point chart:repeated="4"/>
          </chart:series>
          <chart:series chart:style-name="ch12" chart:values-cell-range-address="'2012'.D96:'2012'.G96" chart:label-cell-address="'2012'.C96:'2012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94:'2012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12'.C95:'2012'.C95</svg:desc>
                </draw:g>
              </table:table-cell>
              <table:table-cell office:value-type="float" office:value="6730">
                <text:p>6730</text:p>
                <draw:g>
                  <svg:desc>'2012'.D95:'2012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12'.C96:'2012'.C96</svg:desc>
                </draw:g>
              </table:table-cell>
              <table:table-cell office:value-type="float" office:value="6303">
                <text:p>6303</text:p>
                <draw:g>
                  <svg:desc>'2012'.D96:'2012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5cm" svg:height="9.791cm" xlink:href=".." xlink:type="simple" chart:class="chart:line" chart:style-name="ch1">
        <chart:title svg:x="3.558cm" svg:y="0.198cm" chart:style-name="ch2">
          <text:p>Optimization of Replication Trigger</text:p>
        </chart:title>
        <chart:subtitle svg:x="5.108cm" svg:y="0.945cm" chart:style-name="ch3">
          <text:p>(400 concurrent clients)</text:p>
        </chart:subtitle>
        <chart:legend chart:legend-position="end" svg:x="9.539cm" svg:y="4cm" style:legend-expansion="high" chart:style-name="ch4"/>
        <chart:plot-area chart:style-name="ch5" table:cell-range-address="'2012'.C120:'2012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8cm" svg:y="8.993cm" chart:style-name="ch7">
              <text:p>Cluster Size</text:p>
            </chart:title>
            <chart:categories table:cell-range-address="'2012'.D120:'2012'.G120"/>
          </chart:axis>
          <chart:axis chart:dimension="y" chart:name="primary-y" chart:style-name="ch8">
            <chart:title svg:x="0.288cm" svg:y="6.72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21:'2012'.G121" chart:label-cell-address="'2012'.C121:'2012'.C121" chart:class="chart:line">
            <chart:data-point chart:repeated="4"/>
          </chart:series>
          <chart:series chart:style-name="ch12" chart:values-cell-range-address="'2012'.D122:'2012'.G122" chart:label-cell-address="'2012'.C122:'2012'.C122" chart:class="chart:line">
            <chart:data-point chart:repeated="4"/>
          </chart:series>
          <chart:series chart:style-name="ch13" chart:values-cell-range-address="'2012'.D123:'2012'.G123" chart:label-cell-address="'2012'.C123:'2012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20:'2012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12'.C121:'2012'.C121</svg:desc>
                </draw:g>
              </table:table-cell>
              <table:table-cell office:value-type="float" office:value="8823">
                <text:p>8823</text:p>
                <draw:g>
                  <svg:desc>'2012'.D121:'2012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12'.C122:'2012'.C122</svg:desc>
                </draw:g>
              </table:table-cell>
              <table:table-cell office:value-type="float" office:value="6730">
                <text:p>6730</text:p>
                <draw:g>
                  <svg:desc>'2012'.D122:'2012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12'.C123:'2012'.C123</svg:desc>
                </draw:g>
              </table:table-cell>
              <table:table-cell office:value-type="float" office:value="6303">
                <text:p>6303</text:p>
                <draw:g>
                  <svg:desc>'2012'.D123:'2012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6cm" svg:height="9.409cm" xlink:href=".." xlink:type="simple" chart:class="chart:line" chart:style-name="ch1">
        <chart:title svg:x="4.935cm" svg:y="0.19cm" chart:style-name="ch2">
          <text:p>Buddy Replication</text:p>
        </chart:title>
        <chart:subtitle svg:x="0.456cm" svg:y="0.931cm" chart:style-name="ch3">
          <text:p>(400 concurrent clients, ATTRIBUTE, SET_AND_NON_PRIMITIVE_GET)</text:p>
        </chart:subtitle>
        <chart:legend chart:legend-position="end" svg:x="10.759cm" svg:y="3.98cm" style:legend-expansion="high" chart:style-name="ch4"/>
        <chart:plot-area chart:style-name="ch5" table:cell-range-address="'2012'.C144:'2012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4cm" chart:style-name="ch7">
              <text:p>Cluster Size</text:p>
            </chart:title>
            <chart:categories table:cell-range-address="'2012'.D144:'2012'.G144"/>
          </chart:axis>
          <chart:axis chart:dimension="y" chart:name="primary-y" chart:style-name="ch8">
            <chart:title svg:x="0.272cm" svg:y="6.68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45:'2012'.G145" chart:label-cell-address="'2012'.C145:'2012'.C145" chart:class="chart:line">
            <chart:data-point chart:repeated="4"/>
          </chart:series>
          <chart:series chart:style-name="ch12" chart:values-cell-range-address="'2012'.D146:'2012'.G146" chart:label-cell-address="'2012'.C146:'2012'.C146" chart:class="chart:line">
            <chart:data-point chart:repeated="4"/>
          </chart:series>
          <chart:series chart:style-name="ch13" chart:values-cell-range-address="'2012'.D147:'2012'.G147" chart:label-cell-address="'2012'.C147:'2012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44:'2012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45:'2012'.C145</svg:desc>
                </draw:g>
              </table:table-cell>
              <table:table-cell office:value-type="float" office:value="6837">
                <text:p>6837</text:p>
                <draw:g>
                  <svg:desc>'2012'.D145:'2012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12'.C146:'2012'.C146</svg:desc>
                </draw:g>
              </table:table-cell>
              <table:table-cell office:value-type="float" office:value="6838">
                <text:p>6838</text:p>
                <draw:g>
                  <svg:desc>'2012'.D146:'2012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12'.C147:'2012'.C147</svg:desc>
                </draw:g>
              </table:table-cell>
              <table:table-cell office:value-type="float" office:value="6730">
                <text:p>6730</text:p>
                <draw:g>
                  <svg:desc>'2012'.D147:'2012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89cm" chart:style-name="ch2">
          <text:p>TCP vs. UDP</text:p>
        </chart:title>
        <chart:subtitle svg:x="0.485cm" svg:y="0.93cm" chart:style-name="ch3">
          <text:p>(400 concurrent clients, ATTRIBUTE, SET_AND_NON_PRIMITIVE_GET)</text:p>
        </chart:subtitle>
        <chart:legend chart:legend-position="end" svg:x="10.826cm" svg:y="3.737cm" style:legend-expansion="high" chart:style-name="ch4"/>
        <chart:plot-area chart:style-name="ch5" table:cell-range-address="'2012'.C167:'2012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7cm" chart:style-name="ch7">
              <text:p>Cluster Size</text:p>
            </chart:title>
            <chart:categories table:cell-range-address="'2012'.D167:'2012'.G167"/>
          </chart:axis>
          <chart:axis chart:dimension="y" chart:name="primary-y" chart:style-name="ch8">
            <chart:title svg:x="0.274cm" svg:y="6.50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68:'2012'.G168" chart:label-cell-address="'2012'.C168:'2012'.C168" chart:class="chart:line">
            <chart:data-point chart:repeated="4"/>
          </chart:series>
          <chart:series chart:style-name="ch12" chart:values-cell-range-address="'2012'.D169:'2012'.G169" chart:label-cell-address="'2012'.C169:'2012'.C169" chart:class="chart:line">
            <chart:data-point chart:repeated="4"/>
          </chart:series>
          <chart:series chart:style-name="ch13" chart:values-cell-range-address="'2012'.D170:'2012'.G170" chart:label-cell-address="'2012'.C170:'2012'.C170" chart:class="chart:line">
            <chart:data-point chart:repeated="4"/>
          </chart:series>
          <chart:series chart:style-name="ch14" chart:values-cell-range-address="'2012'.D171:'2012'.G171" chart:label-cell-address="'2012'.C171:'2012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67:'2012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68:'2012'.C168</svg:desc>
                </draw:g>
              </table:table-cell>
              <table:table-cell office:value-type="float" office:value="6837">
                <text:p>6837</text:p>
                <draw:g>
                  <svg:desc>'2012'.D168:'2012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12'.C169:'2012'.C169</svg:desc>
                </draw:g>
              </table:table-cell>
              <table:table-cell office:value-type="float" office:value="6838">
                <text:p>6838</text:p>
                <draw:g>
                  <svg:desc>'2012'.D169:'2012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12'.C170:'2012'.C170</svg:desc>
                </draw:g>
              </table:table-cell>
              <table:table-cell office:value-type="float" office:value="6747">
                <text:p>6747</text:p>
                <draw:g>
                  <svg:desc>'2012'.D170:'2012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12'.C171:'2012'.C171</svg:desc>
                </draw:g>
              </table:table-cell>
              <table:table-cell office:value-type="float" office:value="6730">
                <text:p>6730</text:p>
                <draw:g>
                  <svg:desc>'2012'.D171:'2012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8cm" svg:height="9cm" xlink:href=".." xlink:type="simple" chart:class="chart:line" chart:style-name="ch1">
        <chart:title svg:x="5.018cm" svg:y="0.182cm" chart:style-name="ch2">
          <text:p>Cost of REPL_SYNC</text:p>
        </chart:title>
        <chart:subtitle svg:x="0.87cm" svg:y="0.915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12'.C189:'2012'.G193" chart:data-source-has-labels="both" svg:x="1.126cm" svg:y="1.607cm" svg:width="9.142cm" svg:height="6.184cm">
          <chartooo:coordinate-region svg:x="2.258cm" svg:y="1.763cm" svg:width="7.918cm" svg:height="5.467cm"/>
          <chart:axis chart:dimension="x" chart:name="primary-x" chart:style-name="ch6" chartooo:axis-type="text">
            <chart:title svg:x="4.693cm" svg:y="8.232cm" chart:style-name="ch7">
              <text:p>Cluster Size</text:p>
            </chart:title>
            <chart:categories table:cell-range-address="'2012'.D189:'2012'.G189"/>
          </chart:axis>
          <chart:axis chart:dimension="y" chart:name="primary-y" chart:style-name="ch8">
            <chart:title svg:x="0.287cm" svg:y="6.33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90:'2012'.G190" chart:label-cell-address="'2012'.C190:'2012'.C190" chart:class="chart:line">
            <chart:data-point chart:repeated="4"/>
          </chart:series>
          <chart:series chart:style-name="ch12" chart:values-cell-range-address="'2012'.D191:'2012'.G191" chart:label-cell-address="'2012'.C191:'2012'.C191" chart:class="chart:line">
            <chart:data-point chart:repeated="4"/>
          </chart:series>
          <chart:series chart:style-name="ch13" chart:values-cell-range-address="'2012'.D192:'2012'.G192" chart:label-cell-address="'2012'.C192:'2012'.C192" chart:class="chart:line">
            <chart:data-point chart:repeated="4"/>
          </chart:series>
          <chart:series chart:style-name="ch14" chart:values-cell-range-address="'2012'.D193:'2012'.G193" chart:label-cell-address="'2012'.C193:'2012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89:'2012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90:'2012'.C190</svg:desc>
                </draw:g>
              </table:table-cell>
              <table:table-cell office:value-type="float" office:value="6837">
                <text:p>6837</text:p>
                <draw:g>
                  <svg:desc>'2012'.D190:'2012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12'.C191:'2012'.C191</svg:desc>
                </draw:g>
              </table:table-cell>
              <table:table-cell office:value-type="float" office:value="6695">
                <text:p>6695</text:p>
                <draw:g>
                  <svg:desc>'2012'.D191:'2012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12'.C192:'2012'.C192</svg:desc>
                </draw:g>
              </table:table-cell>
              <table:table-cell office:value-type="float" office:value="6730">
                <text:p>6730</text:p>
                <draw:g>
                  <svg:desc>'2012'.D192:'2012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12'.C193:'2012'.C193</svg:desc>
                </draw:g>
              </table:table-cell>
              <table:table-cell office:value-type="float" office:value="6394">
                <text:p>6394</text:p>
                <draw:g>
                  <svg:desc>'2012'.D193:'2012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9cm" svg:height="9.08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5cm" svg:y="1.017cm" chart:style-name="ch3">
          <text:p>(400 concurrent clients)</text:p>
        </chart:subtitle>
        <chart:legend chart:legend-position="end" svg:x="8.917cm" svg:y="3.723cm" style:legend-expansion="high" chart:style-name="ch4"/>
        <chart:plot-area chart:style-name="ch5" table:cell-range-address="'2008'.C73:'2008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4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1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7cm" style:legend-expansion="high" chart:style-name="ch4"/>
        <chart:plot-area chart:style-name="ch5" table:cell-range-address="'2008'.C94:'2008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79cm" svg:y="6.8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4cm" svg:height="9.791cm" xlink:href=".." xlink:type="simple" chart:class="chart:line" chart:style-name="ch1">
        <chart:title svg:x="3.558cm" svg:y="0.199cm" chart:style-name="ch2">
          <text:p>Optimization of Replication Trigger</text:p>
        </chart:title>
        <chart:subtitle svg:x="5.108cm" svg:y="0.946cm" chart:style-name="ch3">
          <text:p>(400 concurrent clients)</text:p>
        </chart:subtitle>
        <chart:legend chart:legend-position="end" svg:x="9.532cm" svg:y="4cm" style:legend-expansion="high" chart:style-name="ch4"/>
        <chart:plot-area chart:style-name="ch5" table:cell-range-address="'2008'.C120:'2008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79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